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81e" officeooo:paragraph-rsid="0008581e"/>
    </style:style>
    <style:style style:name="P2" style:family="paragraph" style:parent-style-name="Standard">
      <style:text-properties officeooo:rsid="0008581e" officeooo:paragraph-rsid="003cb612"/>
    </style:style>
    <style:style style:name="P3" style:family="paragraph" style:parent-style-name="Standard">
      <style:text-properties officeooo:rsid="0009519a" officeooo:paragraph-rsid="0009519a"/>
    </style:style>
    <style:style style:name="P4" style:family="paragraph" style:parent-style-name="Standard">
      <style:text-properties officeooo:rsid="000a514d" officeooo:paragraph-rsid="000a514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8581e" officeooo:paragraph-rsid="0008581e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1186" officeooo:paragraph-rsid="000b1186"/>
    </style:style>
    <style:style style:name="P7" style:family="paragraph" style:parent-style-name="Standard">
      <style:text-properties officeooo:rsid="000e923b" officeooo:paragraph-rsid="000e923b"/>
    </style:style>
    <style:style style:name="P8" style:family="paragraph" style:parent-style-name="Standard">
      <style:text-properties officeooo:rsid="001034c3" officeooo:paragraph-rsid="001034c3"/>
    </style:style>
    <style:style style:name="P9" style:family="paragraph" style:parent-style-name="Standard">
      <style:text-properties officeooo:rsid="0011bc73" officeooo:paragraph-rsid="0011bc73"/>
    </style:style>
    <style:style style:name="P10" style:family="paragraph" style:parent-style-name="Standard">
      <style:text-properties style:text-underline-style="solid" style:text-underline-width="auto" style:text-underline-color="font-color" officeooo:rsid="00176352" officeooo:paragraph-rsid="00176352"/>
    </style:style>
    <style:style style:name="P11" style:family="paragraph" style:parent-style-name="Standard">
      <style:text-properties officeooo:rsid="0024c9e4" officeooo:paragraph-rsid="0024c9e4"/>
    </style:style>
    <style:style style:name="P12" style:family="paragraph" style:parent-style-name="Standard">
      <style:text-properties officeooo:rsid="0028a7c1" officeooo:paragraph-rsid="0028a7c1"/>
    </style:style>
    <style:style style:name="P13" style:family="paragraph" style:parent-style-name="Standard">
      <style:text-properties officeooo:rsid="002a120c" officeooo:paragraph-rsid="002a120c"/>
    </style:style>
    <style:style style:name="P14" style:family="paragraph" style:parent-style-name="Standard">
      <style:text-properties officeooo:rsid="002a120c" officeooo:paragraph-rsid="002bd38a"/>
    </style:style>
    <style:style style:name="P15" style:family="paragraph" style:parent-style-name="Standard">
      <style:text-properties officeooo:rsid="002fcbb6" officeooo:paragraph-rsid="002fcbb6"/>
    </style:style>
    <style:style style:name="P16" style:family="paragraph" style:parent-style-name="Standard">
      <style:text-properties officeooo:rsid="0032d2ee" officeooo:paragraph-rsid="0032d2ee"/>
    </style:style>
    <style:style style:name="P17" style:family="paragraph" style:parent-style-name="Standard">
      <style:text-properties officeooo:rsid="003662f4" officeooo:paragraph-rsid="003662f4"/>
    </style:style>
    <style:style style:name="P18" style:family="paragraph" style:parent-style-name="Standard">
      <style:text-properties officeooo:rsid="0037e0d3" officeooo:paragraph-rsid="003c3031"/>
    </style:style>
    <style:style style:name="P19" style:family="paragraph" style:parent-style-name="Standard">
      <style:text-properties officeooo:rsid="003a69c3" officeooo:paragraph-rsid="003a69c3"/>
    </style:style>
    <style:style style:name="P20" style:family="paragraph" style:parent-style-name="Standard">
      <style:text-properties officeooo:rsid="003c3031" officeooo:paragraph-rsid="003c3031"/>
    </style:style>
    <style:style style:name="P21" style:family="paragraph" style:parent-style-name="Standard">
      <style:text-properties officeooo:rsid="003cb612" officeooo:paragraph-rsid="003cb612"/>
    </style:style>
    <style:style style:name="P22" style:family="paragraph" style:parent-style-name="Standard">
      <style:text-properties officeooo:rsid="003cb612" officeooo:paragraph-rsid="00438609"/>
    </style:style>
    <style:style style:name="P23" style:family="paragraph" style:parent-style-name="Standard">
      <style:text-properties officeooo:rsid="003d028a" officeooo:paragraph-rsid="00438609"/>
    </style:style>
    <style:style style:name="P24" style:family="paragraph" style:parent-style-name="Standard">
      <style:text-properties officeooo:rsid="003deece" officeooo:paragraph-rsid="003deece"/>
    </style:style>
    <style:style style:name="P25" style:family="paragraph" style:parent-style-name="Standard">
      <style:text-properties officeooo:rsid="00407499" officeooo:paragraph-rsid="00407499"/>
    </style:style>
    <style:style style:name="P26" style:family="paragraph" style:parent-style-name="Standard">
      <style:text-properties officeooo:rsid="00416b5b" officeooo:paragraph-rsid="00416b5b"/>
    </style:style>
    <style:style style:name="P27" style:family="paragraph" style:parent-style-name="Standard">
      <style:text-properties officeooo:rsid="00438609" officeooo:paragraph-rsid="00438609"/>
    </style:style>
    <style:style style:name="P28" style:family="paragraph" style:parent-style-name="Standard">
      <style:text-properties officeooo:rsid="0045525b" officeooo:paragraph-rsid="0045525b"/>
    </style:style>
    <style:style style:name="P29" style:family="paragraph" style:parent-style-name="Standard">
      <style:text-properties officeooo:rsid="00492413" officeooo:paragraph-rsid="00492413"/>
    </style:style>
    <style:style style:name="P30" style:family="paragraph" style:parent-style-name="Standard">
      <style:text-properties officeooo:rsid="004a7f17" officeooo:paragraph-rsid="004a7f17"/>
    </style:style>
    <style:style style:name="P31" style:family="paragraph" style:parent-style-name="Standard">
      <style:text-properties officeooo:rsid="004c5d68" officeooo:paragraph-rsid="0008581e"/>
    </style:style>
    <style:style style:name="P32" style:family="paragraph" style:parent-style-name="Standard">
      <style:text-properties officeooo:rsid="004c5d68" officeooo:paragraph-rsid="004c5d68"/>
    </style:style>
    <style:style style:name="P33" style:family="paragraph" style:parent-style-name="Standard">
      <style:text-properties officeooo:rsid="004cd0b5" officeooo:paragraph-rsid="004cd0b5"/>
    </style:style>
    <style:style style:name="P34" style:family="paragraph" style:parent-style-name="Standard">
      <style:text-properties officeooo:rsid="004d89a1" officeooo:paragraph-rsid="004d89a1"/>
    </style:style>
    <style:style style:name="P35" style:family="paragraph" style:parent-style-name="Standard">
      <style:text-properties officeooo:rsid="004edaed" officeooo:paragraph-rsid="004edaed"/>
    </style:style>
    <style:style style:name="P36" style:family="paragraph" style:parent-style-name="Standard">
      <style:text-properties officeooo:rsid="00505312" officeooo:paragraph-rsid="00505312"/>
    </style:style>
    <style:style style:name="P37" style:family="paragraph" style:parent-style-name="Standard">
      <style:text-properties officeooo:rsid="0050b7d6" officeooo:paragraph-rsid="0050b7d6"/>
    </style:style>
    <style:style style:name="P38" style:family="paragraph" style:parent-style-name="Standard">
      <style:text-properties officeooo:rsid="00528e17" officeooo:paragraph-rsid="00528e17"/>
    </style:style>
    <style:style style:name="P39" style:family="paragraph" style:parent-style-name="Standard">
      <style:text-properties officeooo:rsid="00539114" officeooo:paragraph-rsid="00539114"/>
    </style:style>
    <style:style style:name="P40" style:family="paragraph" style:parent-style-name="Standard">
      <style:text-properties officeooo:rsid="0053fef0" officeooo:paragraph-rsid="0053fef0"/>
    </style:style>
    <style:style style:name="P41" style:family="paragraph" style:parent-style-name="Standard">
      <style:text-properties officeooo:rsid="00550876" officeooo:paragraph-rsid="00550876"/>
    </style:style>
    <style:style style:name="P42" style:family="paragraph" style:parent-style-name="Standard">
      <style:text-properties officeooo:rsid="00560112" officeooo:paragraph-rsid="00560112"/>
    </style:style>
    <style:style style:name="P43" style:family="paragraph" style:parent-style-name="Standard">
      <style:text-properties officeooo:rsid="0057ebc7" officeooo:paragraph-rsid="0057ebc7"/>
    </style:style>
    <style:style style:name="P44" style:family="paragraph" style:parent-style-name="Standard">
      <style:text-properties officeooo:rsid="00584b2c" officeooo:paragraph-rsid="00584b2c"/>
    </style:style>
    <style:style style:name="P45" style:family="paragraph" style:parent-style-name="Standard">
      <style:text-properties fo:font-weight="normal" officeooo:rsid="000a514d" officeooo:paragraph-rsid="000a514d" style:font-weight-asian="normal" style:font-weight-complex="normal"/>
    </style:style>
    <style:style style:name="P46" style:family="paragraph" style:parent-style-name="Standard">
      <style:text-properties fo:font-weight="normal" officeooo:rsid="0012c153" officeooo:paragraph-rsid="0012c153" style:font-weight-asian="normal" style:font-weight-complex="normal"/>
    </style:style>
    <style:style style:name="P47" style:family="paragraph" style:parent-style-name="Standard">
      <style:text-properties fo:font-weight="normal" officeooo:rsid="001300c7" officeooo:paragraph-rsid="001300c7" style:font-weight-asian="normal" style:font-weight-complex="normal"/>
    </style:style>
    <style:style style:name="P48" style:family="paragraph" style:parent-style-name="Standard">
      <style:text-properties fo:font-weight="normal" officeooo:rsid="00145cfe" officeooo:paragraph-rsid="00145cfe" style:font-weight-asian="normal" style:font-weight-complex="normal"/>
    </style:style>
    <style:style style:name="P49" style:family="paragraph" style:parent-style-name="Standard" style:list-style-name="L1">
      <style:text-properties fo:font-weight="normal" officeooo:rsid="00145cfe" officeooo:paragraph-rsid="00145cfe" style:font-weight-asian="normal" style:font-weight-complex="normal"/>
    </style:style>
    <style:style style:name="P50" style:family="paragraph" style:parent-style-name="Standard" style:list-style-name="L1">
      <style:text-properties fo:font-weight="normal" officeooo:rsid="0016595b" officeooo:paragraph-rsid="0016595b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169384" officeooo:paragraph-rsid="00169384" style:font-weight-asian="normal" style:font-weight-complex="normal"/>
    </style:style>
    <style:style style:name="P52" style:family="paragraph" style:parent-style-name="Standard">
      <style:text-properties fo:font-weight="normal" officeooo:rsid="00169384" officeooo:paragraph-rsid="00169384" style:font-weight-asian="normal" style:font-weight-complex="normal"/>
    </style:style>
    <style:style style:name="P53" style:family="paragraph" style:parent-style-name="Standard" style:list-style-name="L2">
      <style:text-properties officeooo:rsid="00176352" officeooo:paragraph-rsid="00256bd2"/>
    </style:style>
    <style:style style:name="P54" style:family="paragraph" style:parent-style-name="Standard" style:list-style-name="L2">
      <style:text-properties officeooo:rsid="0017e58d" officeooo:paragraph-rsid="0017e58d"/>
    </style:style>
    <style:style style:name="P55" style:family="paragraph" style:parent-style-name="Standard" style:list-style-name="L2">
      <style:text-properties officeooo:rsid="001815e2" officeooo:paragraph-rsid="001815e2"/>
    </style:style>
    <style:style style:name="P56" style:family="paragraph" style:parent-style-name="Standard" style:list-style-name="L2">
      <style:text-properties officeooo:rsid="001c9758" officeooo:paragraph-rsid="001c9758"/>
    </style:style>
    <style:style style:name="P57" style:family="paragraph" style:parent-style-name="Standard" style:list-style-name="L2">
      <style:text-properties officeooo:rsid="001e216f" officeooo:paragraph-rsid="001e216f"/>
    </style:style>
    <style:style style:name="P58" style:family="paragraph" style:parent-style-name="Standard" style:list-style-name="L2">
      <style:text-properties officeooo:rsid="00205d08" officeooo:paragraph-rsid="00205d08"/>
    </style:style>
    <style:style style:name="P59" style:family="paragraph" style:parent-style-name="Standard" style:list-style-name="L2">
      <style:text-properties officeooo:rsid="0023b283" officeooo:paragraph-rsid="0023b283"/>
    </style:style>
    <style:style style:name="P60" style:family="paragraph" style:parent-style-name="Standard" style:list-style-name="L2">
      <style:text-properties officeooo:rsid="0024c9e4" officeooo:paragraph-rsid="0024c9e4"/>
    </style:style>
    <style:style style:name="P61" style:family="paragraph" style:parent-style-name="Standard" style:list-style-name="L2">
      <style:text-properties officeooo:rsid="00262bc8" officeooo:paragraph-rsid="00262bc8"/>
    </style:style>
    <style:style style:name="P62" style:family="paragraph" style:parent-style-name="Standard">
      <style:text-properties officeooo:rsid="00399e9c" officeooo:paragraph-rsid="003c3031"/>
    </style:style>
    <style:style style:name="P63" style:family="paragraph" style:parent-style-name="Standard">
      <style:text-properties fo:font-size="15pt" style:text-underline-style="solid" style:text-underline-width="auto" style:text-underline-color="font-color" fo:font-weight="bold" officeooo:rsid="0008581e" officeooo:paragraph-rsid="0008581e" style:font-size-asian="15pt" style:font-weight-asian="bold" style:font-size-complex="15pt" style:font-weight-complex="bold"/>
    </style:style>
    <style:style style:name="P64" style:family="paragraph" style:parent-style-name="Standard">
      <style:text-properties fo:font-size="15pt" style:text-underline-style="solid" style:text-underline-width="auto" style:text-underline-color="font-color" fo:font-weight="bold" officeooo:rsid="0008581e" officeooo:paragraph-rsid="004c5d68" style:font-size-asian="15pt" style:font-weight-asian="bold" style:font-size-complex="15pt" style:font-weight-complex="bold"/>
    </style:style>
    <style:style style:name="P65" style:family="paragraph" style:parent-style-name="Standard">
      <style:text-properties fo:font-size="15pt" style:text-underline-style="solid" style:text-underline-width="auto" style:text-underline-color="font-color" fo:font-weight="bold" officeooo:rsid="00099d0f" officeooo:paragraph-rsid="00099d0f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5b7831" officeooo:paragraph-rsid="005b7831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22pt" style:text-underline-style="none" fo:font-weight="bold" officeooo:rsid="005b7831" officeooo:paragraph-rsid="005b7831" style:font-size-asian="22pt" style:font-weight-asian="bold" style:font-size-complex="22pt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ef2e7" style:font-style-asian="italic" style:font-style-complex="italic"/>
    </style:style>
    <style:style style:name="T4" style:family="text">
      <style:text-properties fo:font-style="italic" officeooo:rsid="005b7831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56bd2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341657"/>
    </style:style>
    <style:style style:name="T10" style:family="text">
      <style:text-properties style:text-underline-style="solid" style:text-underline-width="auto" style:text-underline-color="font-color" officeooo:rsid="0034b473"/>
    </style:style>
    <style:style style:name="T11" style:family="text">
      <style:text-properties officeooo:rsid="000b118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1869"/>
    </style:style>
    <style:style style:name="T14" style:family="text">
      <style:text-properties officeooo:rsid="000cfe82"/>
    </style:style>
    <style:style style:name="T15" style:family="text">
      <style:text-properties officeooo:rsid="000e923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00c7" style:font-weight-asian="normal" style:font-weight-complex="normal"/>
    </style:style>
    <style:style style:name="T18" style:family="text">
      <style:text-properties officeooo:rsid="001034c3"/>
    </style:style>
    <style:style style:name="T19" style:family="text">
      <style:text-properties officeooo:rsid="001166c1"/>
    </style:style>
    <style:style style:name="T20" style:family="text">
      <style:text-properties officeooo:rsid="00199f7f"/>
    </style:style>
    <style:style style:name="T21" style:family="text">
      <style:text-properties officeooo:rsid="001b3669"/>
    </style:style>
    <style:style style:name="T22" style:family="text">
      <style:text-properties officeooo:rsid="001f9ddd"/>
    </style:style>
    <style:style style:name="T23" style:family="text">
      <style:text-properties officeooo:rsid="0021c663"/>
    </style:style>
    <style:style style:name="T24" style:family="text">
      <style:text-properties officeooo:rsid="00228ef9"/>
    </style:style>
    <style:style style:name="T25" style:family="text">
      <style:text-properties officeooo:rsid="002444ea"/>
    </style:style>
    <style:style style:name="T26" style:family="text">
      <style:text-properties officeooo:rsid="0024c9e4"/>
    </style:style>
    <style:style style:name="T27" style:family="text">
      <style:text-properties officeooo:rsid="00256bd2"/>
    </style:style>
    <style:style style:name="T28" style:family="text">
      <style:text-properties officeooo:rsid="0027cc08"/>
    </style:style>
    <style:style style:name="T29" style:family="text">
      <style:text-properties officeooo:rsid="0028a7c1"/>
    </style:style>
    <style:style style:name="T30" style:family="text">
      <style:text-properties officeooo:rsid="002bd38a"/>
    </style:style>
    <style:style style:name="T31" style:family="text">
      <style:text-properties officeooo:rsid="0031706d"/>
    </style:style>
    <style:style style:name="T32" style:family="text">
      <style:text-properties officeooo:rsid="0032bc4f"/>
    </style:style>
    <style:style style:name="T33" style:family="text">
      <style:text-properties officeooo:rsid="0032f625"/>
    </style:style>
    <style:style style:name="T34" style:family="text">
      <style:text-properties officeooo:rsid="00341657"/>
    </style:style>
    <style:style style:name="T35" style:family="text">
      <style:text-properties officeooo:rsid="0034b473"/>
    </style:style>
    <style:style style:name="T36" style:family="text">
      <style:text-properties officeooo:rsid="0037e0d3"/>
    </style:style>
    <style:style style:name="T37" style:family="text">
      <style:text-properties officeooo:rsid="00382ae5"/>
    </style:style>
    <style:style style:name="T38" style:family="text">
      <style:text-properties officeooo:rsid="003b3ec7"/>
    </style:style>
    <style:style style:name="T39" style:family="text">
      <style:text-properties officeooo:rsid="003ef2e7"/>
    </style:style>
    <style:style style:name="T40" style:family="text">
      <style:text-properties officeooo:rsid="0040eacc"/>
    </style:style>
    <style:style style:name="T41" style:family="text">
      <style:text-properties officeooo:rsid="0041f3e1"/>
    </style:style>
    <style:style style:name="T42" style:family="text">
      <style:text-properties officeooo:rsid="00473796"/>
    </style:style>
    <style:style style:name="T43" style:family="text">
      <style:text-properties officeooo:rsid="00492413"/>
    </style:style>
    <style:style style:name="T44" style:family="text">
      <style:text-properties officeooo:rsid="004c5d68"/>
    </style:style>
    <style:style style:name="T45" style:family="text">
      <style:text-properties officeooo:rsid="004d6201"/>
    </style:style>
    <style:style style:name="T46" style:family="text">
      <style:text-properties officeooo:rsid="00528e17"/>
    </style:style>
    <style:style style:name="T47" style:family="text">
      <style:text-properties style:text-position="super 58%"/>
    </style:style>
    <style:style style:name="T48" style:family="text">
      <style:text-properties officeooo:rsid="00538868"/>
    </style:style>
    <style:style style:name="T49" style:family="text">
      <style:text-properties officeooo:rsid="00550876"/>
    </style:style>
    <style:style style:name="T50" style:family="text">
      <style:text-properties officeooo:rsid="00560112"/>
    </style:style>
    <style:style style:name="T51" style:family="text">
      <style:text-properties officeooo:rsid="00581886"/>
    </style:style>
    <style:style style:name="T52" style:family="text">
      <style:text-properties officeooo:rsid="005a12b0"/>
    </style:style>
    <style:style style:name="T5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rise de notes</text:p>
      <text:p text:style-name="P67">Conseil pédagogique n°2</text:p>
      <text:p text:style-name="P66">2024/12/20</text:p>
      <text:p text:style-name="P5"/>
      <text:p text:style-name="P5">I] Plan d’attractivité</text:p>
      <text:p text:style-name="P1"/>
      <text:p text:style-name="P7">Cette année est une année de diagnostic. Un diagonstic a été remonté par mme Leon <text:span text:style-name="T18">notamment sur les batis, en prenant en compte les remarques faites par les collègues lors du questionnaire.</text:span></text:p>
      <text:p text:style-name="P1"><text:span text:style-name="T13">C</text:span><text:span text:style-name="T11">onstat : </text:span>40 familles CSP moyen + qui ne s’inscrivent pas au collège.</text:p>
      <text:p text:style-name="P6"><text:span text:style-name="T13">Le c</text:span>ollège <text:span text:style-name="T13">Henri Barbusse </text:span>est le <text:span text:style-name="T13">collège le </text:span>plus évité de Saint-Denis.</text:p>
      <text:p text:style-name="P3">Ce n’est pas la localisation uniquement. <text:span text:style-name="T14">Il n’y a qu’un bus qui permet d’accéder à Barbusse, et ce bus ne passe pas par le centre ville. </text:span><text:span text:style-name="T15">Y a-t-il une possibilité d’inclure les collectivités locales afin de les sensibiliser sur ce sujet ?</text:span></text:p>
      <text:p text:style-name="P3"/>
      <text:p text:style-name="P8">Après cette première réunion et le CA, il y aura des réunions disciplinaires (avec des IA IPR ?), des familles <text:span text:style-name="T19">du primaire (jusqu’à des parents du CE2?).</text:span></text:p>
      <text:p text:style-name="P8"/>
      <text:p text:style-name="P4"><text:span text:style-name="T13">D’après</text:span> les <text:span text:style-name="T1">sociologues</text:span>, trois facteurs d’évitement : <text:span text:style-name="T12">composition sociale perçue</text:span> (présence de HLM, localisation du collège, forte sensibilité aux effets supposés de la socialisation par les pairs, crainte violence, recherche de plus de mixité), <text:span text:style-name="T12">qualité éducative perçue</text:span> (brevet, réputation de l’équipe dont chef•fe, débouchés lycée, rumeurs, remplacement des enseignants,…) , <text:span text:style-name="T12">existence d’une offre concurrente jugée plus attractive et accessible</text:span><text:span text:style-name="T16">.</text:span></text:p>
      <text:p text:style-name="P45"/>
      <text:p text:style-name="P9"><text:span text:style-name="T16">Le département va nous aider sur tout ce qui est travaux, agent </text:span><text:span text:style-name="T17">et communication.</text:span></text:p>
      <text:p text:style-name="P46">Les agents sont au complet, cependant est-ce suffisant ? </text:p>
      <text:p text:style-name="P47">L’éducation nationale pourrait faliciter la création de classe à profil.</text:p>
      <text:p text:style-name="P47"/>
      <text:p text:style-name="P48">Ce qui a été mentionné par les collègues :</text:p>
      <text:list text:style-name="L1">
        <text:list-item>
          <text:p text:style-name="P49">bâti !</text:p>
        </text:list-item>
        <text:list-item>
          <text:p text:style-name="P49">internet, PC</text:p>
        </text:list-item>
        <text:list-item>
          <text:p text:style-name="P49">peu ont mentionné l’insécurité, mais certaines familles peuvent malpercevoir ce point.</text:p>
        </text:list-item>
        <text:list-item>
          <text:p text:style-name="P50">L’offre de formation n’a pas été clairement mentionné</text:p>
        </text:list-item>
        <text:list-item>
          <text:p text:style-name="P50">Le lien avec les familles n’a en général pas à être améliorer. Certaines mentions du café des parents.</text:p>
        </text:list-item>
        <text:list-item>
          <text:p text:style-name="P51">Communication : mettre en avant ce qui est fait dans le collège sur les réseaux sociaux, se mettre à la page.</text:p>
        </text:list-item>
      </text:list>
      <text:p text:style-name="P52"/>
      <text:p text:style-name="P10">Qu’en pense les collègues du conseil péda ?</text:p>
      <text:list text:style-name="L2">
        <text:list-item>
          <text:p text:style-name="P53">Manque de temps et d’énergie.</text:p>
        </text:list-item>
        <text:list-item>
          <text:p text:style-name="P53"><text:span text:style-name="T27">Manque de temps pour échanger avec </text:span><text:span text:style-name="T7">tous</text:span><text:span text:style-name="T27"> les collègues d’un point de vue pédagogique.</text:span></text:p>
        </text:list-item>
        <text:list-item>
          <text:p text:style-name="P54">Des choses ont préalablement été retiré alors qu’elles étaient pédagogiquement intéressantes, notamment les cours en demi-groupe ? <text:span text:style-name="T20">Avons-nous réellement la main-mise sur l’attractivité ? </text:span><text:span text:style-name="T21">Payons-nous pas les conséquences de politiques qui nous dépassent ?</text:span></text:p>
        </text:list-item>
        <text:list-item>
          <text:p text:style-name="P55">Manque de formation au niveau de la communication.</text:p>
        </text:list-item>
        <text:list-item>
          <text:p text:style-name="P56">Il existait des classes à profil. Y a-t-il eu un réel impact lorsqu’elles existaient, lorsqu’elles ont disparu ?</text:p>
        </text:list-item>
        <text:list-item>
          <text:p text:style-name="P56">Le bâti est notre priorité, mais nous n’avons pas l’impression d’être pris en compte. Cela fait quelques temps désormais que nous faisons remonter des situations…</text:p>
        </text:list-item>
        <text:list-item>
          <text:p text:style-name="P56">Mme Léon « Je veux que le bâti soit acceptable, pas de révolution, la priorité n’est pas à faire des choses farfelues. » « <text:span text:style-name="T28">Il faut valoriser ce qui se fait au collège. » « </text:span><text:span text:style-name="T29">Les parents qui </text:span><text:soft-page-break/><text:span text:style-name="T29">vont inscrire leurs enfants regardent le site du collège. »</text:span></text:p>
        </text:list-item>
        <text:list-item>
          <text:p text:style-name="P57">Nous n’avons pas la main sur la carte scolaire. Du fait de cette carte, nous sommes évités. <text:span text:style-name="T22">Vous êtes le collège le plus évité, n’est pas une remarque que je trouve pertinente.</text:span></text:p>
        </text:list-item>
        <text:list-item>
          <text:p text:style-name="P58">Les enseignants <text:span text:style-name="T23">absents, ils </text:span>ne sont pas remplacés lors de formation par exemple. <text:span text:style-name="T24">Est-ce le cas ailleurs ?</text:span></text:p>
        </text:list-item>
        <text:list-item>
          <text:p text:style-name="P59">Est-il possible d’enrichir une DHG à <text:span text:style-name="T25">l’aide de ce plan d’attractivité ? </text:span><text:span text:style-name="T26">Non.</text:span></text:p>
        </text:list-item>
        <text:list-item>
          <text:p text:style-name="P60">Quand est-ce que les sols ont été rénové ? </text:p>
        </text:list-item>
        <text:list-item>
          <text:p text:style-name="P60">Pouvons-nous rénover le mobilier afin de proposer des pédagogies différentes (ex : plus de tableau, modernisation des salles de sciences) ? <text:span text:style-name="T27">La modernisation des salles de sciences ont été mentionné dans une première réunion. Il faudra réfléchir au pourquoi de ces modifications.</text:span></text:p>
        </text:list-item>
        <text:list-item>
          <text:p text:style-name="P61">Pouvons-nous casser la cloison dans la salle informatique ?</text:p>
        </text:list-item>
      </text:list>
      <text:p text:style-name="P11"/>
      <text:p text:style-name="P5">II] Rituel d’entrée en classe et dans la séance</text:p>
      <text:p text:style-name="P1"/>
      <text:p text:style-name="P12">Comment ancrer l’entrée en classe ?</text:p>
      <text:p text:style-name="P1"/>
      <text:p text:style-name="P13">Comment faites-vous p<text:span text:style-name="T31">our l’entrée ?</text:span></text:p>
      <text:p text:style-name="P13"/>
      <text:p text:style-name="P14"><text:span text:style-name="T32">Retirer les manteaux ? </text:span><text:span text:style-name="T30">Mise debout ? Donner du travail dès l’entrée ? Rester à la porte pour dire bonjour ? Donner le carnet à l’enseignant•e ? Mettre le carnet sur la table ?</text:span></text:p>
      <text:p text:style-name="P14"/>
      <text:p text:style-name="P15">E<text:span text:style-name="T31">t p</text:span>our la sortie ? Interdiction de ranger ses affaires avant la sonnerie ?</text:p>
      <text:p text:style-name="P1"/>
      <text:p text:style-name="P16"><text:span text:style-name="T9">Question</text:span><text:span text:style-name="T10">s</text:span><text:span text:style-name="T9"> :</text:span><text:span text:style-name="T34"> </text:span>Faut-il que les professeur<text:span text:style-name="T33">•es fassent tous•tes la même chose ? </text:span></text:p>
      <text:p text:style-name="P17">Y a-t-il des choses à mettre en commun ? <text:span text:style-name="T36">Exemple : manteau, carnet, </text:span><text:span text:style-name="T37">chewing-gum.</text:span></text:p>
      <text:p text:style-name="P18">Est-ce que ça ne relève pas de la liberté pédagogique ?</text:p>
      <text:p text:style-name="P62">Changement de la sonnerie qui est longue (et moche) ?</text:p>
      <text:p text:style-name="P19">Importance de ne pas changer ses règles. N<text:span text:style-name="T38">e faut-il pas pourtant différencier ?</text:span></text:p>
      <text:p text:style-name="P20">Plus d’exigences pour les 3èmes que pour les 6èmes ?</text:p>
      <text:p text:style-name="P24">En mathématiques, envisager de laisser les calculatrices pour les 6èmes dans une caisse ?</text:p>
      <text:p text:style-name="P25">Envoyer un message à la fin de chaque période pour rappeler aux familles de racheter l<text:span text:style-name="T40">e</text:span> matériel <text:span text:style-name="T40">manquant </text:span>?</text:p>
      <text:p text:style-name="P26">Etiquetter le matériel ?</text:p>
      <text:p text:style-name="P26"/>
      <text:p text:style-name="P22">Mme Leon : « <text:span text:style-name="T2">Il n’est pas négociable que les élèves n’aient pas leur matériel, leur cahier </text:span><text:span text:style-name="T4">de sorti</text:span><text:span text:style-name="T2">.</text:span> »</text:p>
      <text:p text:style-name="P23">Mme Borchia : « <text:span text:style-name="T2">Il ne </text:span><text:span text:style-name="T3">faut pas hésiter à mettre</text:span><text:span text:style-name="T2"> d</text:span><text:span text:style-name="T3">es </text:span><text:span text:style-name="T2">observations sur les oublis de matériel.</text:span> »</text:p>
      <text:p text:style-name="P20"/>
      <text:p text:style-name="P21"><text:span text:style-name="T8">Objectif :</text:span> en moins de 5 minutes, les élèves sortent leur carnet, enlèvent leur manteau, <text:span text:style-name="T41">sortent la trousse et le matériel de la discipline</text:span></text:p>
      <text:p text:style-name="P2"/>
      <text:p text:style-name="P27">C’est une réflexion qui est lancée, il ne faudra pas hésiter à la poursuivre.</text:p>
      <text:p text:style-name="P2"/>
      <text:p text:style-name="P5"><text:span text:style-name="T44">III</text:span>] Matériel au service d’une pédagogie différenciée</text:p>
      <text:p text:style-name="P1"/>
      <text:p text:style-name="P28">Présentation de matériel pour des élèves qui ont des troubles de l’attention, ou d’autres besoins ?</text:p>
      <text:p text:style-name="P28"/>
      <text:p text:style-name="P28">Faut-il en donner à tous les élèves ? F<text:span text:style-name="T42">aut-il donner une malette par salle, par enseignant•e ?</text:span></text:p>
      <text:p text:style-name="P28">Est-ce que ça va générer de l’envie, de la jalousie ? <text:span text:style-name="T43">Un usage seulement pendant les évaluations ? Amener ces objets / des objets progressivement ? Quels enfants cibler ?</text:span></text:p>
      <text:p text:style-name="P28"/>
      <text:p text:style-name="P29">Attention, ce n’est pas parce que l’élève fait quelque chose avec ses mains, qu’iel n’écoute pas ce <text:soft-page-break/>qu’il se passe en classe.</text:p>
      <text:p text:style-name="P30"/>
      <text:p text:style-name="P30">Présentation du site Cap école inclusive sur reseau-canoper.fr/cap-ecole-inclusive : <text:span text:style-name="T5">l’utiliser pour la rédaction de PPRE, Gevasco</text:span>, adapter son contenu pour des élèves à besoin particulier.</text:p>
      <text:p text:style-name="P30"/>
      <text:p text:style-name="P30"/>
      <text:p text:style-name="P64">I<text:span text:style-name="T44">V</text:span>] Devoirs faits – Travail personnel</text:p>
      <text:p text:style-name="P31"/>
      <text:p text:style-name="P32">Site ressource : le site CAREP, spécialisé sur l’éducation prioritaire avec notamment des vidéos.</text:p>
      <text:p text:style-name="P32"/>
      <text:p text:style-name="P33">Voir les 12 recommandations du CAREP, <text:span text:style-name="T45">zoom sur recommandation 3 et 5.</text:span></text:p>
      <text:p text:style-name="P33"/>
      <text:p text:style-name="P34">Remarques :</text:p>
      <text:p text:style-name="P34"/>
      <text:p text:style-name="P34">Faire apparaître sur le cahier de texte qu’il faille revoir la « leçon » sur Pronote ? Certain•es élèves disent ne pas avoir de travail, parce qu’il n’y a rien d’inscrit sur Pronote.</text:p>
      <text:p text:style-name="P35">Rappel sur l’importance de remplir le cahier de texte sur Pronote, avec des documents.</text:p>
      <text:p text:style-name="P36">Y a-t-il une concertation sur les dates évaluations pour chacune des équipes pédagogiques ?</text:p>
      <text:p text:style-name="P36">Il y a un travail à faire auprès des familles : il n’y a pas de rituel à la maison (ex : goûter, puis devoirs à faire immédiatement).</text:p>
      <text:p text:style-name="P37">Importance de leur rappeler comment <text:span text:style-name="T46">revoir</text:span> <text:span text:style-name="T46">chacun de nos</text:span> cours : <text:span text:style-name="T46">être plus </text:span><text:span text:style-name="T48">explicite sur Pronote par exemple.</text:span></text:p>
      <text:p text:style-name="P38">Temps de travail à viser pour un•e élève de 6ème, 30 minutes ; 5e/4e, 1h et 3<text:span text:style-name="T47">eme </text:span>1h30.</text:p>
      <text:p text:style-name="P39">C’est plus facile pour les collègues de devoir fait, si tout est plus clair sur Pronote.</text:p>
      <text:p text:style-name="P40">Ne pas hésiter en cours, à faire des rappels sur comment les élèves doivent </text:p>
      <text:p text:style-name="P1"/>
      <text:p text:style-name="P43">Distribution de la charte du travail personnel des élèves <text:span text:style-name="T51">par le collège Jean Gay Verfeil.</text:span></text:p>
      <text:p text:style-name="P43"/>
      <text:p text:style-name="P65">V] Bilance absence et retards</text:p>
      <text:p text:style-name="P1"><text:s/></text:p>
      <text:p text:style-name="P40"><text:span text:style-name="T50">1</text:span>11h d’absence en moins depuis l’année dernière <text:span text:style-name="T49">grâce à la politique d’acceptation des élèves </text:span><text:span text:style-name="T50">en retard.</text:span></text:p>
      <text:p text:style-name="P40">Absence non justifiée : 40 % à 29 % depuis l’année dernière.</text:p>
      <text:p text:style-name="P41">Absence sans motif valable : 10 % à 6 %.</text:p>
      <text:p text:style-name="P42">Sur les retards : il y a une hausse 1613 retards à 1703. L’augmentation est due à la politique précédemment citée.</text:p>
      <text:p text:style-name="P42"/>
      <text:p text:style-name="P42">Les élèves ont tendance en général à ne pas rattraper. </text:p>
      <text:p text:style-name="P42">Les enseignant•es ne font pas de la même chose pour rattraper. Faudrait-il que tout le monde fasse la même chose ?</text:p>
      <text:p text:style-name="P44">Attention à ne pas oublier de faire l’appel à chaque séance pour faciliter le travail de vie scolaire. S’il y a des modifications à faire, il y a <text:span text:style-name="T6">un jour</text:span> pour modifier. Ne pas oublier de signaler les </text:p>
      <text:p text:style-name="P44"/>
      <text:p text:style-name="P44">Augmentation des retenues : 1005h à 1408h, cela est dû du fait des retards et des absences. <text:span text:style-name="T52">Attention à ne pas mettre des retenues pour cette raison pour les enseignant•es.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0T15:47:46.919000000</dc:date>
    <meta:editing-duration>PT2H18M33S</meta:editing-duration>
    <meta:editing-cycles>84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81" meta:word-count="1336" meta:character-count="7758" meta:non-whitespace-character-count="6513"/>
  </office:meta>
</office:document-meta>
</file>